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, Arial, Helvetica, sans-serif"/>
    <style:font-face style:name="PingFang SC" svg:font-family="'PingFang SC', 'Lantinghei SC', 'Microsoft YaHei', arial, sans-serif, tahoma"/>
    <style:font-face style:name="微软雅黑" svg:font-family="微软雅黑" style:font-family-generic="system" style:font-pitch="variable"/>
    <style:font-face style:name="新宋体" svg:font-family="新宋体" style:font-family-generic="modern" style:font-pitch="fixed"/>
    <style:font-face style:name="新宋体1" svg:font-family="新宋体" style:font-family-generic="system" style:font-pitch="variable"/>
  </office:font-face-decls>
  <office:automatic-styles>
    <style:style style:name="P1" style:family="paragraph" style:parent-style-name="Heading_20_1">
      <style:text-properties fo:font-size="16pt" style:font-size-asian="16pt" style:font-size-complex="16pt"/>
    </style:style>
    <style:style style:name="P2" style:family="paragraph" style:parent-style-name="Heading_20_2">
      <style:text-properties fo:font-size="14pt" officeooo:paragraph-rsid="00235d99" style:font-size-asian="14pt" style:font-size-complex="14pt"/>
    </style:style>
    <style:style style:name="P3" style:family="paragraph" style:parent-style-name="Heading_20_2">
      <style:text-properties fo:font-size="14pt" style:font-size-asian="14pt" style:font-size-complex="14pt"/>
    </style:style>
    <style:style style:name="P4" style:family="paragraph" style:parent-style-name="Heading_20_2">
      <style:text-properties fo:font-size="14pt" officeooo:paragraph-rsid="002965fe" style:font-size-asian="14pt" style:font-size-complex="14pt"/>
    </style:style>
    <style:style style:name="P5" style:family="paragraph" style:parent-style-name="Text_20_body">
      <style:text-properties officeooo:paragraph-rsid="00235d99"/>
    </style:style>
    <style:style style:name="P6" style:family="paragraph" style:parent-style-name="Text_20_body">
      <style:text-properties officeooo:paragraph-rsid="00240934"/>
    </style:style>
    <style:style style:name="P7" style:family="paragraph" style:parent-style-name="Text_20_body">
      <style:text-properties officeooo:paragraph-rsid="002ae76b"/>
    </style:style>
    <style:style style:name="T1" style:family="text">
      <style:text-properties officeooo:rsid="001fe09d"/>
    </style:style>
    <style:style style:name="T2" style:family="text">
      <style:text-properties fo:font-variant="normal" fo:text-transform="none" fo:color="#333333" loext:opacity="100%" fo:letter-spacing="normal" style:font-name-asian="PingFang SC" style:font-size-asian="12pt" style:font-style-asian="normal" style:font-weight-asian="normal"/>
    </style:style>
    <style:style style:name="T3" style:family="text">
      <style:text-properties fo:font-size="14pt" style:font-size-asian="14pt" style:font-size-complex="14pt"/>
    </style:style>
    <style:style style:name="fr1" style:family="graphic" style:parent-style-name="Formula">
      <style:graphic-properties style:vertical-pos="from-top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纺织机械概论</text:h>
      <text:h text:style-name="P2" text:outline-level="2"><text:span text:style-name="T1">1，试述纤维三大特性？</text:span></text:h>
      <text:p text:style-name="P5">1）纤维的线密度和长度</text:p>
      <text:p text:style-name="P5">2）纤维的耐化学性能</text:p>
      <text:p text:style-name="P5">3）纺织纤维的机械性能</text:p>
      <text:h text:style-name="P2" text:outline-level="2">2，表示纤维或纱线粗细的常用指标有哪些，定重制指标与纤维或纱线粗细有何关系</text:h>
      <text:p text:style-name="P6">表示纱线细度的指标主要有：（定长制）特数，旦数，（定重制）英制支数，公制支数，纱线断裂强力，纱线的乌斯特指标，不匀率</text:p>
      <text:p text:style-name="P6">定长制：指一定长度纱线的重量，其数值越大，表示纱线越粗。</text:p>
      <text:p text:style-name="P6">定重制：是指一定重量的纤维或纱线所具有的长度。其数值越大，表示纱线越细。</text:p>
      <text:h text:style-name="P3" text:outline-level="2">3，普梳纱与精梳纱加工工艺有何不同？</text:h>
      <text:p text:style-name="Text_20_body">普梳：就是把棉卷（清梳连可不成卷）经过梳棉机，去除杂质，短绒，使纤维在一定程度上顺一个方向，制成棉条供下道工序（并条）使用。</text:p>
      <text:p text:style-name="P7">精梳：相当于附加一道工序，就是将普梳过的棉条经过并条，成卷，然后经精梳机进一步梳理，目的是进一步去除纤维中的短绒和杂质，使纤维伸直平行度更好，这样制成精梳条供下道工序（并条）使用。这样生产的棉纱强力高，条干好，光泽好。</text:p>
      <text:h text:style-name="P4" text:outline-level="2">4，纺纱原料混合的主要目的是什么?<draw:frame draw:style-name="fr1" draw:name="对象1" text:anchor-type="as-char" svg:y="-0.377cm" svg:width="0.002cm" svg:height="0.467cm" draw:z-index="0"><draw:object xlink:href="./Object 1" xlink:type="simple" xlink:show="embed" xlink:actuate="onLoad"/><draw:image xlink:href="./ObjectReplacements/Object 1" xlink:type="simple" xlink:show="embed" xlink:actuate="onLoad"/></draw:frame></text:h>
      <text:p text:style-name="Text_20_body">合理使用原棉，稳定成纱质量，节约用棉，降低成本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, Arial, Helvetica, sans-serif"/>
    <style:font-face style:name="PingFang SC" svg:font-family="'PingFang SC', 'Lantinghei SC', 'Microsoft YaHei', arial, sans-serif, tahoma"/>
    <style:font-face style:name="微软雅黑" svg:font-family="微软雅黑" style:font-family-generic="system" style:font-pitch="variable"/>
    <style:font-face style:name="新宋体" svg:font-family="新宋体" style:font-family-generic="modern" style:font-pitch="fixed"/>
    <style:font-face style:name="新宋体1" svg:font-family="新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新宋体1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loext:opacity="0%" style:font-name="Liberation Serif" fo:font-size="12pt" fo:language="en" fo:country="US" style:letter-kerning="true" style:font-name-asian="新宋体1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微软雅黑" style:font-family-asian="微软雅黑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247cm" style:contextual-spacing="false" fo:line-height="115%" fo:text-indent="0.741cm" style:auto-text-indent="false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 Unicode MS" style:font-family-complex="'Arial Unicode MS'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cm" fo:margin-right="0cm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8-31T19:13:34.039000000</meta:creation-date>
    <dc:date>2022-08-31T22:31:39.690000000</dc:date>
    <meta:editing-duration>PT3H9M8S</meta:editing-duration>
    <meta:editing-cycles>11</meta:editing-cycles>
    <meta:generator>LibreOffice/7.4.0.3$Windows_X86_64 LibreOffice_project/f85e47c08ddd19c015c0114a68350214f7066f5a</meta:generator>
    <meta:document-statistic meta:table-count="0" meta:image-count="0" meta:object-count="1" meta:page-count="1" meta:paragraph-count="14" meta:word-count="437" meta:character-count="437" meta:non-whitespace-character-count="437"/>
  </office:meta>
</office:document-meta>
</file>

<file path=Object 1/content.xml><?xml version="1.0" encoding="utf-8"?>
<math xmlns="http://www.w3.org/1998/Math/MathML" display="block"/>
</file>